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3.5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5cm" draw:shadow="hidden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0.5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0.5cm"/>
    </style:style>
    <style:style style:name="gr12" style:family="graphic" style:parent-style-name="standard">
      <style:graphic-properties draw:stroke="none" draw:opacity="98%" draw:textarea-horizontal-align="justify" draw:textarea-vertical-align="middle" draw:auto-grow-height="false" fo:min-height="0.55cm" fo:min-width="2.1cm"/>
    </style:style>
    <style:style style:name="gr13" style:family="graphic" style:parent-style-name="standard">
      <style:graphic-properties draw:textarea-horizontal-align="justify" draw:textarea-vertical-align="middle" draw:auto-grow-height="false" fo:min-height="0.476cm" fo:min-width="2.115cm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opacity="98%"/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draw:layer="layout" svg:width="4.6cm" svg:height="1.6cm" svg:x="11.915cm" svg:y="1.6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.4cm" svg:x="11.715cm" svg:y="4cm">
          <text:p text:style-name="P1">BrowserRou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1cm" svg:x="1.2cm" svg:y="3.4cm">
          <text:p text:style-name="P1">Index.j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115cm" svg:y1="3.2cm" svg:x2="14.115cm" svg:y2="4cm">
          <text:p/>
        </draw:line>
        <draw:custom-shape draw:style-name="gr5" draw:text-style-name="P3" draw:layer="layout" svg:width="2.6cm" svg:height="0.8cm" svg:x="4.515cm" svg:y="7cm">
          <text:p text:style-name="P1"><text:span text:style-name="T1">Dialog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6cm" svg:height="0.8cm" svg:x="10.715cm" svg:y="7cm">
          <text:p text:style-name="P1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0.8cm" svg:x="16.915cm" svg:y="7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8cm" svg:height="0.8cm" svg:x="23.115cm" svg:y="7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915cm" svg:y1="4.8cm" svg:x2="24.715cm" svg:y2="7cm">
          <text:p/>
        </draw:line>
        <draw:line draw:style-name="gr4" draw:text-style-name="P2" draw:layer="layout" svg:x1="13.115cm" svg:y1="5.4cm" svg:x2="12.915cm" svg:y2="7cm">
          <text:p/>
        </draw:line>
        <draw:line draw:style-name="gr4" draw:text-style-name="P2" draw:layer="layout" svg:x1="15.915cm" svg:y1="5.4cm" svg:x2="17.715cm" svg:y2="7cm">
          <text:p/>
        </draw:line>
        <draw:line draw:style-name="gr4" draw:text-style-name="P2" draw:layer="layout" svg:x1="11.715cm" svg:y1="4.6cm" svg:x2="5.715cm" svg:y2="7cm">
          <text:p/>
        </draw:line>
        <draw:custom-shape draw:style-name="gr9" draw:text-style-name="P3" draw:layer="layout" svg:width="2cm" svg:height="0.8cm" svg:x="12.915cm" svg:y="8.6cm">
          <text:p text:style-name="P1"><text:span text:style-name="T1">MyPost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6cm" svg:x="14.515cm" svg:y="10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6cm" svg:x="14.715cm" svg:y="1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" draw:layer="layout" svg:width="1cm" svg:height="0.6cm" svg:x="14.915cm" svg:y="11.2cm">
          <text:p text:style-name="P1"><text:span text:style-name="T1">Po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5" draw:layer="layout" svg:width="2.6cm" svg:height="0.8cm" svg:x="9.915cm" svg:y="8.6cm">
          <text:p text:style-name="P1"><text:span text:style-name="T3">ProfileInfo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315cm" svg:y1="7.8cm" svg:x2="11.115cm" svg:y2="8.6cm">
          <text:p/>
        </draw:line>
        <draw:line draw:style-name="gr4" draw:text-style-name="P2" draw:layer="layout" svg:x1="13.515cm" svg:y1="7.8cm" svg:x2="13.715cm" svg:y2="8.6cm">
          <text:p/>
        </draw:line>
        <draw:line draw:style-name="gr4" draw:text-style-name="P2" draw:layer="layout" svg:x1="14.515cm" svg:y1="9.4cm" svg:x2="14.915cm" svg:y2="10.8cm">
          <text:p/>
        </draw:line>
        <draw:custom-shape draw:style-name="gr13" draw:text-style-name="P3" draw:layer="layout" svg:width="2.615cm" svg:height="0.726cm" svg:x="2.3cm" svg:y="8.6cm">
          <text:p text:style-name="P1"><text:span text:style-name="T1">DialogItem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cm" svg:height="0.8cm" svg:x="5.715cm" svg:y="8.6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915cm" svg:y1="7.8cm" svg:x2="3.715cm" svg:y2="8.6cm">
          <text:p/>
        </draw:line>
        <draw:line draw:style-name="gr4" draw:text-style-name="P2" draw:layer="layout" svg:x1="6.515cm" svg:y1="7.8cm" svg:x2="7.115cm" svg:y2="8.6cm">
          <text:p/>
        </draw:line>
        <draw:custom-shape draw:style-name="gr15" draw:text-style-name="P1" draw:layer="layout" svg:width="3.2cm" svg:height="1cm" svg:x="1.2cm" svg:y="0.6cm">
          <text:p text:style-name="P1">State.j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6cm" svg:y1="1.6cm" svg:x2="2.6cm" svg:y2="3.4cm">
          <text:p/>
        </draw:line>
        <draw:line draw:style-name="gr4" draw:text-style-name="P2" draw:layer="layout" svg:x1="3cm" svg:y1="1.6cm" svg:x2="3cm" svg:y2="3.4cm">
          <text:p/>
        </draw:line>
        <draw:line draw:style-name="gr4" draw:text-style-name="P2" draw:layer="layout" svg:x1="3.4cm" svg:y1="1.6cm" svg:x2="3.4cm" svg:y2="3.4cm">
          <text:p/>
        </draw:line>
        <draw:frame draw:style-name="gr16" draw:text-style-name="P6" draw:layer="layout" svg:width="5.303cm" svg:height="0.645cm" svg:x="5cm" svg:y="2.6cm">
          <draw:text-box>
            <text:p><text:span text:style-name="T4">rerenderEntireTree=(state)=&gt;{}</text:span></text:p>
          </draw:text-box>
        </draw:frame>
        <draw:line draw:style-name="gr4" draw:text-style-name="P2" draw:layer="layout" svg:x1="4.6cm" svg:y1="3.8cm" svg:x2="12cm" svg:y2="2cm">
          <text:p/>
        </draw:line>
        <draw:line draw:style-name="gr4" draw:text-style-name="P2" draw:layer="layout" svg:x1="11.915cm" svg:y1="2.6cm" svg:x2="4.6cm" svg:y2="4.2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29T12:09:51.190000000</meta:creation-date>
    <dc:date>2023-06-25T17:42:19.565000000</dc:date>
    <meta:editing-duration>PT1H38M36S</meta:editing-duration>
    <meta:editing-cycles>4</meta:editing-cycles>
    <meta:generator>Trio_Office/6.2.8.2$Windows_x86 LibreOffice_project/</meta:generator>
    <meta:document-statistic meta:object-count="54"/>
  </office:meta>
</office:document-meta>
</file>